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versalTestListener.setListener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versalTestListener.emitWarnings( MockitoLogger logger , TestFinishedEvent event , Collection &lt; Object &gt; moc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iversalTestListener.UniversalTestListener( Strictness initialStrictness , Mockito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versalTestListener.reportUnusedStubs( TestFinishedEvent event , Collection &lt; Object &gt; mock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iversalTestListener.onMockCreated( Object mock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versalTestListener.isListenerDi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versalTestListener.setStrictness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versalTestListener.testFinished( TestFinished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